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20DC23E7CB43653A05.png" manifest:media-type="image/png"/>
  <manifest:file-entry manifest:full-path="Pictures/100002010000004800000020CFF295EADCC43FB1.png" manifest:media-type="image/png"/>
  <manifest:file-entry manifest:full-path="Pictures/100002010000004800000020C668F83994378A52.png" manifest:media-type="image/png"/>
  <manifest:file-entry manifest:full-path="Pictures/1000020100000048000000206CAB77B5E9A8630A.png" manifest:media-type="image/png"/>
  <manifest:file-entry manifest:full-path="Pictures/100002010000004800000020259D998D880C3132.png" manifest:media-type="image/png"/>
  <manifest:file-entry manifest:full-path="Pictures/1000020100000048000000206025104F27944A78.png" manifest:media-type="image/png"/>
  <manifest:file-entry manifest:full-path="Pictures/100002010000004800000020056ECEA1B49DB2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1.44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3.56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.904cm" svg:height="0.846cm" svg:x="2.5cm" svg:y="8.154cm">
            <draw:image xlink:href="Pictures/100002010000004800000020056ECEA1B49DB2BD.png" xlink:type="simple" xlink:show="embed" xlink:actuate="onLoad" loext:mime-type="image/png">
              <text:p/>
            </draw:image>
          </draw:frame>
          <draw:frame draw:style-name="gr1" draw:text-style-name="P1" draw:layer="layout" svg:width="2.126cm" svg:height="0.945cm" svg:x="4.124cm" svg:y="3cm">
            <draw:image xlink:href="Pictures/100002010000004800000020259D998D880C3132.png" xlink:type="simple" xlink:show="embed" xlink:actuate="onLoad" loext:mime-type="image/png">
              <text:p/>
            </draw:image>
          </draw:frame>
          <draw:g>
            <draw:custom-shape draw:style-name="gr2" draw:text-style-name="P2" xml:id="id1" draw:id="id1" draw:layer="layout" svg:width="2.75cm" svg:height="1.25cm" svg:x="2.5cm" svg:y="3.75cm">
              <text:p text:style-name="P2">id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" draw:id="id2" draw:layer="layout" svg:width="3.25cm" svg:height="1.25cm" svg:x="3cm" svg:y="9cm">
              <text:p text:style-name="P2">patrol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4" draw:id="id4" draw:layer="layout" svg:width="5.75cm" svg:height="1.25cm" svg:x="12.75cm" svg:y="7cm">
              <text:p text:style-name="P2">anticipatio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3.25cm" svg:height="1.25cm" svg:x="7.75cm" svg:y="7.25cm">
              <text:p text:style-name="P2">cha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" draw:id="id6" draw:layer="layout" svg:width="3.25cm" svg:height="1.25cm" svg:x="8.25cm" svg:y="3.75cm">
              <text:p text:style-name="P2">hurt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" draw:id="id5" draw:layer="layout" svg:width="3.25cm" svg:height="1.25cm" svg:x="14cm" svg:y="9.5cm">
              <text:p text:style-name="P2">atack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2.902cm" svg:y1="4.817cm" svg:x2="3cm" svg:y2="9.625cm" draw:start-shape="id1" draw:start-glue-point="7" draw:end-shape="id2" draw:end-glue-point="6" svg:d="M2902 4817c0 3276-202 2730-365 3113s-288 1695 463 1695" svg:viewBox="0 0 588 4809">
              <text:p/>
            </draw:connector>
            <draw:connector draw:style-name="gr6" draw:text-style-name="P1" draw:layer="layout" draw:type="curve" svg:x1="6.25cm" svg:y1="9.625cm" svg:x2="8.226cm" svg:y2="8.317cm" draw:start-shape="id2" draw:start-glue-point="10" draw:end-shape="id3" draw:end-glue-point="7" svg:d="M6250 9625c1318 0 1976-436 1976-1308" svg:viewBox="0 0 1977 1309">
              <text:p/>
            </draw:connector>
            <draw:connector draw:style-name="gr6" draw:text-style-name="P1" draw:layer="layout" draw:type="curve" svg:x1="11cm" svg:y1="7.875cm" svg:x2="12.75cm" svg:y2="7.625cm" draw:start-shape="id3" draw:start-glue-point="10" draw:end-shape="id4" draw:end-glue-point="6" svg:d="M11000 7875c1314 0 439-250 1750-250" svg:viewBox="0 0 1751 251">
              <text:p/>
            </draw:connector>
            <draw:connector draw:style-name="gr6" draw:text-style-name="P1" draw:layer="layout" draw:type="curve" svg:x1="15.625cm" svg:y1="8.25cm" svg:x2="15.625cm" svg:y2="9.5cm" draw:start-shape="id4" draw:start-glue-point="8" draw:end-shape="id5" draw:end-glue-point="4" svg:d="M15625 8250v1250" svg:viewBox="0 0 1 1251">
              <text:p/>
            </draw:connector>
            <draw:connector draw:style-name="gr6" draw:text-style-name="P1" draw:layer="layout" draw:type="curve" svg:x1="14cm" svg:y1="10.125cm" svg:x2="10.524cm" svg:y2="8.317cm" draw:start-shape="id5" draw:start-glue-point="6" draw:end-shape="id3" draw:end-glue-point="9" svg:d="M14000 10125c-2318 0-3476-602-3476-1808" svg:viewBox="0 0 3477 1809">
              <text:p/>
            </draw:connector>
            <draw:connector draw:style-name="gr6" draw:text-style-name="P1" draw:layer="layout" draw:type="curve" svg:x1="5.25cm" svg:y1="4.375cm" svg:x2="8.25cm" svg:y2="4.375cm" draw:start-shape="id1" draw:start-glue-point="10" draw:end-shape="id6" draw:end-glue-point="6" svg:d="M5250 4375h3000" svg:viewBox="0 0 3001 1">
              <text:p/>
            </draw:connector>
            <draw:connector draw:style-name="gr6" draw:text-style-name="P1" draw:layer="layout" draw:type="curve" draw:line-skew="-1.126cm" svg:x1="5.774cm" svg:y1="9.183cm" svg:x2="8.726cm" svg:y2="4.817cm" draw:start-shape="id2" draw:start-glue-point="11" draw:end-shape="id6" draw:end-glue-point="7" svg:d="M5774 9183c0-4962 2952-2779 2952-4366" svg:viewBox="0 0 2953 4367">
              <text:p/>
            </draw:connector>
            <draw:connector draw:style-name="gr6" draw:text-style-name="P1" draw:layer="layout" draw:type="curve" svg:x1="15.625cm" svg:y1="7cm" svg:x2="11.024cm" svg:y2="4.817cm" draw:start-shape="id4" draw:start-glue-point="4" draw:end-shape="id6" draw:end-glue-point="9" svg:d="M15625 7000c0-1498-4601-407-4601-2183" svg:viewBox="0 0 4602 2184">
              <text:p/>
            </draw:connector>
            <draw:connector draw:style-name="gr5" draw:text-style-name="P1" draw:layer="layout" draw:type="curve" svg:x1="9.875cm" svg:y1="5cm" svg:x2="9.375cm" svg:y2="7.25cm" draw:start-shape="id6" draw:start-glue-point="8" draw:end-shape="id3" draw:end-glue-point="4" svg:d="M9875 5000c0 1689-500 564-500 2250" svg:viewBox="0 0 501 2251">
              <text:p/>
            </draw:connector>
            <draw:custom-shape draw:style-name="gr3" draw:text-style-name="P2" xml:id="id7" draw:id="id7" draw:layer="layout" svg:width="3.25cm" svg:height="1.25cm" svg:x="14cm" svg:y="3.75cm">
              <text:p text:style-name="P2">dea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draw:type="line" svg:x1="11.5cm" svg:y1="4.375cm" svg:x2="14cm" svg:y2="4.375cm" draw:start-shape="id6" draw:start-glue-point="10" draw:end-shape="id7" draw:end-glue-point="6" svg:d="M11500 4375h2500" svg:viewBox="0 0 2501 1">
              <text:p/>
            </draw:connector>
            <draw:frame draw:style-name="gr1" draw:text-style-name="P1" draw:layer="layout" svg:width="1.904cm" svg:height="0.846cm" svg:x="16.346cm" svg:y="3cm">
              <draw:image xlink:href="Pictures/100002010000004800000020C668F83994378A52.png" xlink:type="simple" xlink:show="embed" xlink:actuate="onLoad" loext:mime-type="image/png">
                <text:p/>
              </draw:image>
            </draw:frame>
            <draw:connector draw:style-name="gr5" draw:text-style-name="P1" draw:layer="layout" draw:type="curve" svg:x1="4.848cm" svg:y1="4.817cm" svg:x2="7.75cm" svg:y2="7.875cm" draw:start-shape="id1" draw:start-glue-point="9" draw:end-shape="id3" draw:end-glue-point="6" svg:d="M4848 4817c0 2039 967 3058 2902 3058" svg:viewBox="0 0 2903 3059">
              <text:p/>
            </draw:connector>
          </draw:g>
          <draw:frame draw:style-name="gr1" draw:text-style-name="P1" draw:layer="layout" svg:width="1.904cm" svg:height="0.846cm" svg:x="9.25cm" svg:y="9.25cm">
            <draw:image xlink:href="Pictures/100002010000004800000020CFF295EADCC43FB1.png" xlink:type="simple" xlink:show="embed" xlink:actuate="onLoad" loext:mime-type="image/png">
              <text:p/>
            </draw:image>
          </draw:frame>
          <draw:frame draw:style-name="gr1" draw:text-style-name="P1" draw:layer="layout" svg:width="1.904cm" svg:height="0.846cm" svg:x="16cm" svg:y="6.154cm">
            <draw:image xlink:href="Pictures/1000020100000048000000206025104F27944A78.png" xlink:type="simple" xlink:show="embed" xlink:actuate="onLoad" loext:mime-type="image/png">
              <text:p/>
            </draw:image>
          </draw:frame>
          <draw:frame draw:style-name="gr1" draw:text-style-name="P1" draw:layer="layout" svg:width="1.904cm" svg:height="0.846cm" svg:x="16.102cm" svg:y="10.713cm">
            <draw:image xlink:href="Pictures/1000020100000048000000206CAB77B5E9A8630A.png" xlink:type="simple" xlink:show="embed" xlink:actuate="onLoad" loext:mime-type="image/png">
              <text:p/>
            </draw:image>
          </draw:frame>
          <draw:frame draw:style-name="gr1" draw:text-style-name="P1" draw:layer="layout" svg:width="2.251cm" svg:height="1cm" svg:x="9.75cm" svg:y="2.75cm">
            <draw:image xlink:href="Pictures/100002010000004800000020DC23E7CB43653A05.png" xlink:type="simple" xlink:show="embed" xlink:actuate="onLoad" loext:mime-type="image/png">
              <text:p/>
            </draw:image>
          </draw:frame>
        </draw:g>
        <draw:frame draw:style-name="gr7" draw:text-style-name="P3" draw:layer="layout" svg:width="0.502cm" svg:height="1.673cm" svg:x="8.5cm" svg:y="11cm">
          <draw:text-box>
            <text:p/>
            <text:p/>
          </draw:text-box>
        </draw:frame>
        <draw:frame draw:style-name="gr8" draw:text-style-name="P3" draw:layer="layout" svg:width="6.204cm" svg:height="0.962cm" svg:x="7.398cm" svg:y="1.688cm">
          <draw:text-box>
            <text:p>Maquina de estad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20:22:54.869000000</meta:creation-date>
    <dc:date>2022-02-11T12:42:22.012034288</dc:date>
    <meta:editing-duration>PT1H24M32S</meta:editing-duration>
    <meta:editing-cycles>7</meta:editing-cycles>
    <meta:generator>LibreOffice/6.4.7.2$Linux_X86_64 LibreOffice_project/40$Build-2</meta:generator>
    <meta:document-statistic meta:object-count="29"/>
  </office:meta>
</office:document-meta>
</file>